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20000027DE23DA35ED5DB29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416cm" svg:height="12.671cm" svg:x="1.178cm" svg:y="6.715cm">
          <draw:image xlink:href="Pictures/10000001000005620000027DE23DA35ED5DB29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8T22:28:03.729416770</meta:creation-date>
    <dc:date>2024-01-18T22:29:13.147362229</dc:date>
    <meta:editing-duration>PT1M10S</meta:editing-duration>
    <meta:editing-cycles>1</meta:editing-cycles>
    <meta:document-statistic meta:object-count="1"/>
    <meta:generator>LibreOffice/7.3.7.2$Linux_X86_64 LibreOffice_project/30$Build-2</meta:generator>
  </office:meta>
</office:document-meta>
</file>